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in" fo:margin-bottom="0.1666in" fo:line-height="100%" fo:background-color="#FFFFFF">
        <style:background-fill draw:fill="solid" draw:fill-color="#FFFFFF"/>
      </style:paragraph-properties>
    </style:style>
    <style:style style:name="T2" style:parent-style-name="DefaultParagraphFont" style:family="text">
      <style:text-properties style:font-name="Aptos" style:font-name-asian="Aptos" style:font-name-complex="Aptos" fo:font-weight="bold" style:font-weight-asian="bold" style:font-weight-complex="bold" fo:color="#202124" fo:font-size="27pt" style:font-size-asian="27pt" style:font-size-complex="27pt"/>
    </style:style>
    <style:style style:name="T3" style:parent-style-name="DefaultParagraphFont" style:family="text">
      <style:text-properties style:font-name="Arial" style:font-name-asian="Arial" style:font-name-complex="Arial" fo:color="#000000" fo:font-size="11pt" style:font-size-asian="11pt" style:font-size-complex="11pt"/>
    </style:style>
    <style:style style:name="P4" style:parent-style-name="Normal" style:family="paragraph">
      <style:paragraph-properties fo:margin-top="0.1861in" fo:margin-bottom="0.0833in" fo:line-height="115%" fo:margin-right="1.4027in"/>
      <style:text-properties style:font-name="Aptos" style:font-name-asian="Aptos" style:font-name-complex="Aptos" fo:color="#000000" fo:font-size="20pt" style:font-size-asian="20pt" style:font-size-complex="20pt"/>
    </style:style>
    <style:style style:name="P5" style:parent-style-name="Normal" style:family="paragraph">
      <style:paragraph-properties fo:margin-top="0.1861in" fo:margin-bottom="0.0416in" fo:line-height="115%" fo:margin-right="1.4027in"/>
      <style:text-properties style:font-name="Arial" style:font-name-asian="Arial" style:font-name-complex="Arial" fo:color="#000000" fo:font-size="14pt" style:font-size-asian="14pt" style:font-size-complex="14pt"/>
    </style:style>
    <style:style style:name="P6" style:parent-style-name="Normal" style:family="paragraph">
      <style:paragraph-properties fo:margin-top="0.1861in" fo:margin-bottom="0.0416in" fo:line-height="115%" fo:margin-right="1.4027in"/>
      <style:text-properties style:font-name="Arial" style:font-name-asian="Arial" style:font-name-complex="Arial" fo:color="#000000" fo:font-size="14pt" style:font-size-asian="14pt" style:font-size-complex="14pt"/>
    </style:style>
    <style:style style:name="P7" style:parent-style-name="Normal" style:family="paragraph">
      <style:text-properties style:font-name="Arial" style:font-name-asian="Arial" style:font-name-complex="Arial" fo:color="#000000" fo:font-size="11pt" style:font-size-asian="11pt" style:font-size-complex="11pt"/>
    </style:style>
    <style:style style:name="P8" style:parent-style-name="Normal" style:family="paragraph">
      <style:paragraph-properties fo:margin-top="0.1861in" fo:margin-bottom="0.0833in" fo:line-height="115%" fo:margin-right="1.4027in"/>
      <style:text-properties style:font-name="Aptos" style:font-name-asian="Aptos" style:font-name-complex="Aptos" fo:color="#000000" fo:font-size="20pt" style:font-size-asian="20pt" style:font-size-complex="20pt"/>
    </style:style>
    <style:style style:name="P9" style:parent-style-name="Normal" style:family="paragraph">
      <style:paragraph-properties fo:margin-bottom="0in" fo:line-height="115%"/>
      <style:text-properties style:font-name="Arial" style:font-name-asian="Arial" style:font-name-complex="Arial" fo:color="#000000" fo:font-size="14pt" style:font-size-asian="14pt" style:font-size-complex="14pt"/>
    </style:style>
    <style:style style:name="P10" style:parent-style-name="Normal" style:family="paragraph">
      <style:paragraph-properties fo:margin-bottom="0in" fo:line-height="115%"/>
    </style:style>
    <style:style style:name="T11"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T12" style:parent-style-name="DefaultParagraphFont" style:family="text">
      <style:text-properties style:font-name="Arial" style:font-name-asian="Arial" style:font-name-complex="Arial" fo:color="#000000" fo:font-size="14pt" style:font-size-asian="14pt" style:font-size-complex="14pt"/>
    </style:style>
    <style:style style:name="P13" style:parent-style-name="Normal" style:family="paragraph">
      <style:paragraph-properties fo:margin-bottom="0in" fo:line-height="115%"/>
    </style:style>
    <style:style style:name="T14"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T15" style:parent-style-name="DefaultParagraphFont" style:family="text">
      <style:text-properties style:font-name="Arial" style:font-name-asian="Arial" style:font-name-complex="Arial" fo:color="#000000" fo:font-size="14pt" style:font-size-asian="14pt" style:font-size-complex="14pt"/>
    </style:style>
    <style:style style:name="P16" style:parent-style-name="Normal" style:family="paragraph">
      <style:paragraph-properties fo:margin-bottom="0in" fo:line-height="115%"/>
    </style:style>
    <style:style style:name="T17" style:parent-style-name="DefaultParagraphFont" style:family="text">
      <style:text-properties style:font-name="Arial" style:font-name-asian="Arial" style:font-name-complex="Arial" fo:font-weight="bold" style:font-weight-asian="bold" style:font-weight-complex="bold" fo:color="#000000" fo:font-size="14pt" style:font-size-asian="14pt" style:font-size-complex="14pt"/>
    </style:style>
    <style:style style:name="T18" style:parent-style-name="DefaultParagraphFont" style:family="text">
      <style:text-properties style:font-name="Arial" style:font-name-asian="Arial" style:font-name-complex="Arial" fo:color="#000000" fo:font-size="14pt" style:font-size-asian="14pt" style:font-size-complex="14pt"/>
    </style:style>
    <style:style style:name="P19" style:parent-style-name="Normal" style:family="paragraph">
      <style:paragraph-properties fo:margin-bottom="0in" fo:line-height="115%"/>
      <style:text-properties style:font-name="Arial" style:font-name-asian="Arial" style:font-name-complex="Arial" fo:color="#000000" fo:font-size="14pt" style:font-size-asian="14pt" style:font-size-complex="14pt"/>
    </style:style>
    <style:style style:name="P20" style:parent-style-name="Normal" style:family="paragraph">
      <style:text-properties style:font-name="Arial" style:font-name-asian="Arial" style:font-name-complex="Arial" fo:color="#000000" fo:font-size="11pt" style:font-size-asian="11pt" style:font-size-complex="11pt"/>
    </style:style>
    <style:style style:name="P21" style:parent-style-name="Normal" style:family="paragraph">
      <style:paragraph-properties fo:text-align="justify" fo:margin-top="0.3333in" fo:margin-bottom="0.0833in" fo:line-height="100%"/>
      <style:text-properties style:font-name="Calibri" style:font-name-asian="Calibri" style:font-name-complex="Calibri" fo:color="#000000" fo:font-size="16pt" style:font-size-asian="16pt" style:font-size-complex="16pt"/>
    </style:style>
    <style:style style:name="P22" style:parent-style-name="Normal" style:family="paragraph">
      <style:paragraph-properties fo:margin-bottom="0in" fo:line-height="115%"/>
      <style:text-properties style:font-name="Calibri" style:font-name-asian="Calibri" style:font-name-complex="Calibri" fo:color="#000000" fo:font-size="14pt" style:font-size-asian="14pt" style:font-size-complex="14pt"/>
    </style:style>
    <style:style style:name="P23" style:parent-style-name="Normal" style:family="paragraph">
      <style:paragraph-properties fo:margin-bottom="0in" fo:line-height="100%"/>
      <style:text-properties style:font-name="Calibri" style:font-name-asian="Calibri" style:font-name-complex="Calibri" fo:color="#000000" fo:font-size="14pt" style:font-size-asian="14pt" style:font-size-complex="14pt"/>
    </style:style>
    <style:style style:name="P24" style:parent-style-name="Normal" style:family="paragraph">
      <style:paragraph-properties fo:text-align="justify" fo:margin-bottom="0in" fo:line-height="150%"/>
      <style:text-properties style:font-name="Calibri" style:font-name-asian="Calibri" style:font-name-complex="Calibri" fo:color="#000000" fo:font-size="14pt" style:font-size-asian="14pt" style:font-size-complex="14pt"/>
    </style:style>
    <style:style style:name="P25" style:parent-style-name="Normal" style:family="paragraph">
      <style:paragraph-properties fo:text-align="justify" fo:margin-bottom="0in" fo:line-height="150%"/>
    </style:style>
    <style:style style:name="T26" style:parent-style-name="DefaultParagraphFont" style:family="text">
      <style:text-properties style:font-name="Calibri" style:font-name-asian="Calibri" style:font-name-complex="Calibri" fo:color="#000000" fo:font-size="14pt" style:font-size-asian="14pt" style:font-size-complex="14pt"/>
    </style:style>
    <style:style style:name="T27" style:parent-style-name="DefaultParagraphFont" style:family="text">
      <style:text-properties style:font-name="Calibri" style:font-name-asian="Calibri" style:font-name-complex="Calibri" fo:color="#000000" fo:font-size="14pt" style:font-size-asian="14pt" style:font-size-complex="14pt"/>
    </style:style>
    <style:style style:name="P28" style:parent-style-name="Normal" style:family="paragraph">
      <style:paragraph-properties fo:text-align="justify" fo:margin-bottom="0in" fo:line-height="150%"/>
    </style:style>
    <style:style style:name="T29" style:parent-style-name="DefaultParagraphFont" style:family="text">
      <style:text-properties style:font-name="Aptos" style:font-name-asian="Aptos" style:font-name-complex="Aptos" fo:color="#000000"/>
    </style:style>
    <style:style style:name="T30" style:parent-style-name="Hyperlink" style:family="text">
      <style:text-properties style:font-name="Aptos" style:font-name-asian="Aptos" style:font-name-complex="Aptos"/>
    </style:style>
    <style:style style:name="P31" style:parent-style-name="Normal" style:family="paragraph">
      <style:paragraph-properties fo:text-align="justify" fo:margin-bottom="0in" fo:line-height="150%"/>
      <style:text-properties style:font-name="Aptos" style:font-name-asian="Aptos" style:font-name-complex="Aptos"/>
    </style:style>
    <style:style style:name="P32" style:parent-style-name="Normal" style:family="paragraph">
      <style:paragraph-properties fo:text-align="justify" fo:margin-top="0.3333in" fo:margin-bottom="0.0833in" fo:line-height="115%"/>
    </style:style>
    <style:style style:name="T33" style:parent-style-name="DefaultParagraphFont" style:family="text">
      <style:text-properties style:font-name="Aptos" style:font-name-asian="Aptos" style:font-name-complex="Aptos" fo:font-size="15pt" style:font-size-asian="15pt" style:font-size-complex="15pt"/>
    </style:style>
    <style:style style:name="P34" style:parent-style-name="Normal" style:family="paragraph">
      <style:paragraph-properties fo:text-align="justify" fo:margin-bottom="0in" fo:line-height="150%"/>
    </style:style>
    <style:style style:name="T35" style:parent-style-name="DefaultParagraphFont" style:family="text">
      <style:text-properties style:font-name="Aptos" style:font-name-asian="Aptos" style:font-name-complex="Aptos"/>
    </style:style>
    <style:style style:name="P36" style:parent-style-name="ListParagraph" style:list-style-name="LFO4" style:family="paragraph">
      <style:paragraph-properties fo:text-align="justify" fo:margin-bottom="0in" fo:line-height="150%"/>
      <style:text-properties style:font-name="Aptos" style:font-name-asian="Aptos" style:font-name-complex="Aptos"/>
    </style:style>
    <style:style style:name="P37" style:parent-style-name="ListParagraph" style:list-style-name="LFO4" style:family="paragraph">
      <style:paragraph-properties fo:text-align="justify" fo:margin-bottom="0in" fo:line-height="150%"/>
      <style:text-properties style:font-name="Aptos" style:font-name-asian="Aptos" style:font-name-complex="Aptos"/>
    </style:style>
    <style:style style:name="P38" style:parent-style-name="ListParagraph" style:list-style-name="LFO4" style:family="paragraph">
      <style:paragraph-properties fo:text-align="justify" fo:margin-bottom="0in" fo:line-height="150%"/>
      <style:text-properties style:font-name="Aptos" style:font-name-asian="Aptos" style:font-name-complex="Aptos"/>
    </style:style>
    <style:style style:name="P39" style:parent-style-name="ListParagraph" style:list-style-name="LFO4" style:family="paragraph">
      <style:paragraph-properties fo:text-align="justify" fo:margin-bottom="0in" fo:line-height="150%"/>
      <style:text-properties style:font-name="Calibri" style:font-name-asian="Calibri" style:font-name-complex="Calibri" fo:color="#000000" fo:font-size="11pt" style:font-size-asian="11pt" style:font-size-complex="11pt"/>
    </style:style>
    <style:style style:name="P40" style:parent-style-name="Normal" style:family="paragraph">
      <style:paragraph-properties fo:text-align="justify" fo:margin-bottom="0in" fo:line-height="150%"/>
      <style:text-properties style:font-name="Calibri" style:font-name-asian="Calibri" style:font-name-complex="Calibri" fo:color="#000000" fo:font-size="11pt" style:font-size-asian="11pt" style:font-size-complex="11pt"/>
    </style:style>
    <style:style style:name="P41" style:parent-style-name="Normal" style:family="paragraph">
      <style:paragraph-properties fo:text-align="justify" fo:margin-bottom="0in" fo:line-height="150%"/>
      <style:text-properties style:font-name="Calibri" style:font-name-asian="Calibri" style:font-name-complex="Calibri" fo:color="#000000" fo:font-size="11pt" style:font-size-asian="11pt" style:font-size-complex="11pt"/>
    </style:style>
    <style:style style:name="P42" style:parent-style-name="Normal" style:family="paragraph">
      <style:paragraph-properties fo:text-align="justify" fo:margin-top="0.2777in" fo:margin-bottom="0.0833in"/>
    </style:style>
    <style:style style:name="T43" style:parent-style-name="DefaultParagraphFont" style:family="text">
      <style:text-properties style:font-name="Aptos" style:font-name-asian="Aptos" style:font-name-complex="Aptos" fo:font-size="25pt" style:font-size-asian="25pt" style:font-size-complex="25pt"/>
    </style:style>
    <style:style style:name="P44" style:parent-style-name="Normal" style:family="paragraph">
      <style:paragraph-properties fo:text-align="justify" fo:margin-top="0.25in" fo:margin-bottom="0.0833in" fo:line-height="115%"/>
    </style:style>
    <style:style style:name="T45" style:parent-style-name="DefaultParagraphFont" style:family="text">
      <style:text-properties style:font-name="Aptos" style:font-name-asian="Aptos" style:font-name-complex="Aptos" fo:font-size="15pt" style:font-size-asian="15pt" style:font-size-complex="15pt"/>
    </style:style>
    <style:style style:name="P46"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47"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48"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49"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50"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51" style:parent-style-name="Normal" style:family="paragraph">
      <style:paragraph-properties fo:text-align="justify" fo:margin-top="0.25in" fo:margin-bottom="0.0833in" fo:line-height="115%"/>
    </style:style>
    <style:style style:name="T52" style:parent-style-name="DefaultParagraphFont" style:family="text">
      <style:text-properties style:font-name="Aptos" style:font-name-asian="Aptos" style:font-name-complex="Aptos" fo:font-size="15pt" style:font-size-asian="15pt" style:font-size-complex="15pt"/>
    </style:style>
    <style:style style:name="T53" style:parent-style-name="DefaultParagraphFont" style:family="text">
      <style:text-properties style:font-name="Aptos" style:font-name-asian="Aptos" style:font-name-complex="Aptos" fo:font-size="14pt" style:font-size-asian="14pt" style:font-size-complex="14pt"/>
    </style:style>
    <style:style style:name="T54" style:parent-style-name="DefaultParagraphFont" style:family="text">
      <style:text-properties style:font-name="Arial" style:font-name-asian="Arial" style:font-name-complex="Arial" fo:color="#000000" fo:font-size="14pt" style:font-size-asian="14pt" style:font-size-complex="14pt"/>
    </style:style>
    <style:style style:name="T55" style:parent-style-name="DefaultParagraphFont" style:family="text">
      <style:text-properties style:font-name="Arial" style:font-name-asian="Arial" style:font-name-complex="Arial" fo:color="#000000" fo:font-size="14pt" style:font-size-asian="14pt" style:font-size-complex="14pt"/>
    </style:style>
    <style:style style:name="T56" style:parent-style-name="DefaultParagraphFont" style:family="text">
      <style:text-properties style:font-name="Aptos" style:font-name-asian="Aptos" style:font-name-complex="Aptos" fo:font-size="15pt" style:font-size-asian="15pt" style:font-size-complex="15pt"/>
    </style:style>
    <style:style style:name="P57"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58"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59"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60"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61" style:parent-style-name="Normal" style:family="paragraph">
      <style:paragraph-properties fo:text-align="justify" fo:margin-bottom="0in" fo:line-height="115%"/>
    </style:style>
    <style:style style:name="T62" style:parent-style-name="DefaultParagraphFont" style:family="text">
      <style:text-properties style:font-name="Aptos" style:font-name-asian="Aptos" style:font-name-complex="Aptos" fo:font-size="14pt" style:font-size-asian="14pt" style:font-size-complex="14pt"/>
    </style:style>
    <style:style style:name="P63" style:parent-style-name="Normal" style:family="paragraph">
      <style:paragraph-properties fo:text-align="justify" fo:margin-bottom="0in" fo:line-height="115%"/>
    </style:style>
    <style:style style:name="T64" style:parent-style-name="Hyperlink" style:family="text">
      <style:text-properties style:font-name="Aptos" style:font-name-asian="Aptos" style:font-name-complex="Aptos" fo:font-size="14pt" style:font-size-asian="14pt" style:font-size-complex="14pt"/>
    </style:style>
    <style:style style:name="P65"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66"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67"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68"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69"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70"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71"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72"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73"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74"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75"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76" style:parent-style-name="Normal" style:family="paragraph">
      <style:paragraph-properties fo:text-align="justify" fo:margin-bottom="0in" fo:line-height="115%"/>
    </style:style>
    <style:style style:name="T77" style:parent-style-name="DefaultParagraphFont" style:family="text">
      <style:text-properties style:font-name="Aptos" style:font-name-asian="Aptos" style:font-name-complex="Aptos" fo:font-size="14pt" style:font-size-asian="14pt" style:font-size-complex="14pt"/>
    </style:style>
    <style:style style:name="P78"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79" style:parent-style-name="Normal" style:family="paragraph">
      <style:paragraph-properties fo:text-align="justify" fo:margin-bottom="0in" fo:line-height="115%"/>
      <style:text-properties style:font-name="Aptos" style:font-name-asian="Aptos" style:font-name-complex="Aptos"/>
    </style:style>
    <style:style style:name="P80" style:parent-style-name="ListParagraph" style:list-style-name="LFO1"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81" style:parent-style-name="ListParagraph" style:list-style-name="LFO1"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82" style:parent-style-name="ListParagraph" style:list-style-name="LFO1"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83" style:parent-style-name="ListParagraph" style:list-style-name="LFO1"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84" style:parent-style-name="ListParagraph" style:list-style-name="LFO1"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85" style:parent-style-name="ListParagraph" style:list-style-name="LFO1"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86" style:parent-style-name="ListParagraph" style:list-style-name="LFO1"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87" style:parent-style-name="ListParagraph" style:list-style-name="LFO1"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88" style:parent-style-name="ListParagraph"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89"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90" style:parent-style-name="Normal" style:family="paragraph">
      <style:paragraph-properties fo:text-align="justify" fo:margin-bottom="0in" fo:line-height="115%"/>
      <style:text-properties style:font-name="Aptos" style:font-name-asian="Aptos" style:font-name-complex="Aptos" fo:font-size="14pt" style:font-size-asian="14pt" style:font-size-complex="14pt"/>
    </style:style>
    <style:style style:name="P91"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92"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93"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94"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95"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96" style:parent-style-name="Normal" style:family="paragraph">
      <style:paragraph-properties fo:text-align="justify" fo:margin-top="0.25in" fo:margin-bottom="0.0833in" fo:line-height="115%"/>
      <style:text-properties style:font-name="Arial" style:font-name-asian="Arial" style:font-name-complex="Arial" fo:color="#000000" fo:font-size="14pt" style:font-size-asian="14pt" style:font-size-complex="14pt"/>
    </style:style>
    <style:style style:name="P97"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98"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99"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100" style:parent-style-name="Normal" style:family="paragraph">
      <style:paragraph-properties fo:text-align="justify" fo:margin-top="0.25in" fo:margin-bottom="0.0833in" fo:line-height="115%"/>
      <style:text-properties style:font-name="Aptos" style:font-name-asian="Aptos" style:font-name-complex="Aptos" fo:font-size="15pt" style:font-size-asian="15pt" style:font-size-complex="15pt"/>
    </style:style>
    <style:style style:name="P101" style:parent-style-name="Normal" style:family="paragraph">
      <style:paragraph-properties fo:text-align="justify" fo:margin-bottom="0in" fo:line-height="150%"/>
      <style:text-properties style:font-name="Calibri" style:font-name-asian="Calibri" style:font-name-complex="Calibri" fo:color="#000000" fo:font-size="11pt" style:font-size-asian="11pt" style:font-size-complex="11pt"/>
    </style:style>
    <style:style style:name="P102" style:parent-style-name="ListParagraph" style:family="paragraph">
      <style:paragraph-properties fo:text-align="justify" fo:margin-bottom="0in" fo:line-height="150%"/>
      <style:text-properties style:font-name="Aptos" style:font-name-asian="Aptos" style:font-name-complex="Aptos"/>
    </style:style>
    <style:style style:name="P103" style:parent-style-name="Normal" style:family="paragraph">
      <style:paragraph-properties fo:text-align="justify" fo:margin-top="0.3333in" fo:margin-bottom="0.0833in" fo:line-height="115%"/>
      <style:text-properties style:font-name="Aptos" style:font-name-asian="Aptos" style:font-name-complex="Aptos" fo:font-size="15pt" style:font-size-asian="15pt" style:font-size-complex="15pt"/>
    </style:style>
    <style:style style:name="P104" style:parent-style-name="Normal" style:family="paragraph">
      <style:paragraph-properties fo:text-align="justify" fo:margin-bottom="0in" fo:line-height="150%"/>
      <style:text-properties style:font-name="Aptos" style:font-name-asian="Aptos" style:font-name-complex="Aptos" fo:color="#1155CC"/>
    </style:style>
    <style:style style:name="P105" style:parent-style-name="Normal" style:family="paragraph">
      <style:paragraph-properties fo:text-align="justify" fo:margin-top="0.3333in" fo:margin-bottom="0.0833in" fo:line-height="100%"/>
      <style:text-properties style:font-name="Calibri" style:font-name-asian="Calibri" style:font-name-complex="Calibri" fo:color="#000000" fo:font-size="16pt" style:font-size-asian="16pt" style:font-size-complex="16pt"/>
    </style:style>
  </office:automatic-styles>
  <office:body>
    <office:text text:use-soft-page-breaks="true">
      <text:h text:style-name="P1" text:outline-level="1"><text:span text:style-name="T2">Social Media Usage and Emotional Well-Being</text:span></text:h>
      <text:p text:style-name="Normal"><text:span text:style-name="T3">Name : Shoroq Alawad</text:span></text:p>
      <text:p text:style-name="P4">Business Problem</text:p>
      <text:p text:style-name="P5">The impact of social media on our mental health and tips for using it safely<text:s/>for<text:s/>many of us, checking Instagram, Facebook, TikTok and other social media is part of our normal routine. Seeing posts from friends and family around the world can be a way to feel more connected. However, social media use has a dark side.</text:p>
      <text:p text:style-name="P6">Social media can negatively impact our overall health by fueling anxiety, depression, loneliness, and fear of missing out. Additionally, how does social media use (in terms of time, interaction, and activity) affect users’ emotional state?</text:p>
      <text:p text:style-name="P7"/>
      <text:p text:style-name="P8">Business Impact</text:p>
      <text:p text:style-name="P9">Analyzing social media use and emotional well-being has great benefits for individuals in solving some behaviors of how to deal with these platforms. Here are ways to help us:</text:p>
      <text:p text:style-name="P10"><text:span text:style-name="T11">First, improving individual well-being</text:span><text:span text:style-name="T12">: By identifying patterns of social media use that are associated with positive or negative emotions, users can make informed choices about their online habits.</text:span></text:p>
      <text:p text:style-name="P13"><text:span text:style-name="T14">Second, supporting awareness campaigns</text:span><text:span text:style-name="T15">: by using influencers to educate people on how to use social media in a healthy way, and also establishing companies with local organizations concerned with mental health or community positivity.</text:span></text:p>
      <text:p text:style-name="P16"><text:span text:style-name="T17">Thirdly, supporting technological tools to improve emotional state</text:span><text:span text:style-name="T18">: By integrating artificial intelligence techniques into sentiment analysis to understand the user’s feelings through his posts and comments, as well as using interactive robots (chatbots) and providing these robots with a nice and encouraging conversation based on the user’s state and providing technical advice for dealing with stress.</text:span></text:p>
      <text:p text:style-name="P19">Ultimately, analysis can contribute to a culture of healthy, balanced, and purposeful social media use. This helps individuals and communities thrive emotionally while benefiting from the digital world.</text:p>
      <text:p text:style-name="P20"/>
      <text:p text:style-name="P21">General Dataset Information:</text:p>
      <text:p text:style-name="P22">File Name: train,csv.</text:p>
      <text:p text:style-name="P23">Description: <text:s/>The relationship between social media use and<text:s/>users'<text:s/>emotional well-being.</text:p>
      <text:p text:style-name="P24">Dataset Details: <text:s text:c="9"/>1001 Rows and10 Columns.</text:p>
      <text:p text:style-name="P25"><text:span text:style-name="T26">Size:<text:s/></text:span><text:tab/><text:span text:style-name="T27">48.75KB.</text:span></text:p>
      <text:p text:style-name="P28"><text:span text:style-name="T29">Source:<text:s/></text:span><text:a xlink:href="https://www.kaggle.com/datasets/nelgiriyewithana/billionaires-statistics-dataset" office:target-frame-name="_top" xlink:show="replace"><text:span text:style-name="T30">Kaggle</text:span></text:a></text:p>
      <text:p text:style-name="P31"/>
      <text:p text:style-name="P32"><text:span text:style-name="T33">Target Features:</text:span></text:p>
      <text:p text:style-name="P34"><text:span text:style-name="T35">The columns that will be used to simplify and analyze the problem statement are:</text:span></text:p>
      <text:list text:style-name="LFO4" text:continue-numbering="true">
        <text:list-item>
          <text:p text:style-name="P36">Ages:<text:s/>to know which age group is using the platform.</text:p>
        </text:list-item>
        <text:list-item>
          <text:p text:style-name="P37">Gender: which<text:s/>category uses the platforms.</text:p>
        </text:list-item>
        <text:list-item>
          <text:p text:style-name="P38">Platforms: to know which platforms are used the most.</text:p>
        </text:list-item>
        <text:list-item>
          <text:p text:style-name="P39">Dominant_Emotion:<text:s/>to know more about Atif controlling users.</text:p>
        </text:list-item>
      </text:list>
      <text:p text:style-name="P40"/>
      <text:p text:style-name="P41"/>
      <text:p text:style-name="P42"><text:span text:style-name="T43">List of Analysis</text:span></text:p>
      <text:p text:style-name="P44"><text:span text:style-name="T45">1- Age Distribution:</text:span></text:p>
      <text:p text:style-name="P46">Through the graph, it was shown that the age group that uses social media the most is between 28 and 29 years old. A histogram was used that was created using sns.histplot(). There is a difference in the age distribution, but it is not equal.</text:p>
      <text:p text:style-name="P47">2- Gender Distribution:</text:p>
      <text:p text:style-name="P48">The graph shows that the distribution is relatively balanced between males and females with a slight advantage for females. The graph used is a bar chart using pandas. plot() to calculate the values and draw the bar chart directly. Matplotlib was used to customize the graph, such as titles and axes formatting.</text:p>
      <text:p text:style-name="P49">3- Platform<text:s/>Distribution:</text:p>
      <text:p text:style-name="P50">The graph shows the distribution of social media platforms usage. Instagram is the most used platform with 250 users, the highest among all platforms. Twitter is in second place with 200 users, which means it is also a preferred platform but less than Instagram. Facebook is in third place with 190 users, followed by LinkedIn with 120 users, which means it is less popular compared to general social platforms but is still used. Telegram, WhatsApp،<text:s/>Snapchat has the least number of users<text:s/>Matplotlib was used.</text:p>
      <text:p text:style-name="P51"><text:span text:style-name="T52">4-</text:span><text:span text:style-name="T53"><text:s/></text:span><text:span text:style-name="T54">Dominant Emotion</text:span><text:span text:style-name="T55"><text:s/></text:span><text:span text:style-name="T56">Distribution:</text:span></text:p>
      <text:p text:style-name="P57">From the graph it appears that happiness and neutral emotions are the most common in the data as they have the highest frequencies. The least common emotions are anger and boredom as they have the least frequencies compared to the rest of the categories. The graph reflects the distribution of emotions in the data, where happiness and neutral emotions appear as the most common emotions while anger and boredom are the least. Pandas and Matplotlib libraries were used.</text:p>
      <text:p text:style-name="P58">Conclusion:</text:p>
      <text:p text:style-name="P59">The aim of the data analysis was to reveal the effect of social networking sites on emotions. It was hypothesized that social networking sites have a negative effect on emotions, but after analyzing the data, the opposite appeared, as feelings of happiness and neutrality are much more than feelings of anger, boredom and sadness. It was found that the age group that prefers to use social networking sites is between 28 and 29 years old. It was also found that females are the group that uses these platforms the most, and the most used platforms are Instagram,<text:s/>Twitter,<text:s/>Facebook and LinkedIn.</text:p>
      <text:p text:style-name="P60"/>
      <text:p text:style-name="P61"><text:span text:style-name="T62">Refer to the following notebook to check further analysis and Python code:<text:s/></text:span></text:p>
      <text:p text:style-name="P63"><text:a xlink:href="https://colab.research.google.com/drive/1iUFN5MDuFZXXzdREEP_h3xXT1Yx9-7Np?usp=sharing" office:target-frame-name="_top" xlink:show="replace"><text:span text:style-name="T64">https://colab.research.google.com/drive/1iUFN5MDuFZXXzdREEP_h3xXT1Yx9-7Np?usp=sharing</text:span></text:a></text:p>
      <text:p text:style-name="P65"/>
      <text:p text:style-name="P66"/>
      <text:p text:style-name="P67"/>
      <text:p text:style-name="P68"/>
      <text:p text:style-name="P69"/>
      <text:p text:style-name="P70"/>
      <text:p text:style-name="P71"/>
      <text:p text:style-name="P72"/>
      <text:p text:style-name="P73"/>
      <text:p text:style-name="P74"/>
      <text:p text:style-name="P75">EDA Thought Process</text:p>
      <text:p text:style-name="P76"><text:span text:style-name="T77">After obtaining general statistics from Data Profiling, particularly using the describe() method, it's now time to visualize these values to facilitate the interpretation of the results.</text:span></text:p>
      <text:p text:style-name="P78">The data analysis aimed to reveal the effect of social networking sites on emotions. It was hypothesized that social networking sites harm emotions, but after analyzing the data, the opposite appeared, as feelings of happiness and neutrality are much more than feelings of anger, boredom, and sadness. It was found that the age group that prefers to use social networking sites is between 28 and 29 years old. It was also found that females are the group that uses these platforms the most, and the most used platforms are Instagram, Facebook, and LinkedIn.</text:p>
      <text:p text:style-name="P79"/>
      <text:list text:style-name="LFO1" text:continue-numbering="true">
        <text:list-item>
          <text:p text:style-name="P80">I visualized the age column did calculations and used the Unique, Max, Min, Median, and Value-counts functions, and used histplot and it became clear that the age group that uses social networking sites the most is between 28 and 29 years old.</text:p>
        </text:list-item>
        <text:list-item>
          <text:p text:style-name="P81">I visualized and plotted a graph of the gender column and also performed calculations using Unique, Max, Min, and Value-counts functions. Note max, min, median are not reliable when the column is text, they work with alphabetic text not as a mathematical operation. nor do they handle alphabetical characters and cannot be relied upon for statistical calculations, so I plotted a graph of the graph and the graph showed that the distribution is relatively balanced between males and females with a slight advantage for females. Matplotlib was also used.</text:p>
        </text:list-item>
        <text:list-item>
          <text:p text:style-name="P82">I visualized and have drawn a graph between the variables age and gender and it shows that the ages have a greater representation than others such as 22, 26, 28, and 30 years, which indicates that these age groups are more used. It seems that females and males are not distributed equally in all age groups, as we see that sometimes males outnumber males between 26 and 30, and sometimes females outnumber females between 22 and 28.</text:p>
        </text:list-item>
        <text:list-item>
          <text:p text:style-name="P83">I visualized a graph between the variables age and platforms. It seems that there is a large disparity in the use of platforms by age group. It was noted that the age group was 25-29 years old. Instagram and Snapchat have the highest number of users in this group. Facebook and WhatsApp also have a good usage rate. The age group 30 and 35 years old use LinkedIn and WhatsApp more than the other platforms. This may indicate that this age group is more focused on professional networking and practical communication. The younger ages (21 and 24 years old) use platforms such as Instagram, Twitter and Snapchat. They seem to be dominant in this group, which may indicate that young people prefer these platforms over others.</text:p>
        </text:list-item>
        <text:list-item>
          <text:p text:style-name="P84">I visualized a graph between the variables gender and platforms. The female category uses Instagram the most, with over 160 users. Twitter and Snapchat have a fair number, but less than Instagram. LinkedIn and Facebook have a lower usage rate, indicating that females prefer more interactive and social platforms. The male category Twitter leads usage among males, indicating that men may prefer news and communication based on text content more than images. WhatsApp and Telegram have moderate usage, perhaps for personal or academic communication purposes. Instagram has a fair number of male users, but it is not as popular as it is among females.</text:p>
        </text:list-item>
        <text:list-item>
          <text:p text:style-name="P85">I visualized a graph between the two variables, the dominant emotion, and age. In the younger age groups (21-25) the dominant emotions are neutrality and boredom, and happiness is dominant to a small extent compared to the other emotions, and anxiety and anger appear, but at medium levels. In the middle age groups (26 and 30) there is an increase in feelings of happiness, especially at the age of (26 and 28). Anxiety and sadness increase significantly compared to the younger groups, and boredom is still present, but to a lesser degree than in the younger groups. In the older age groups (31 and 35) boredom becomes more evident in this group. Neutrality is still common, but less than in the younger groups. Feelings of anger and sadness appear frequently.</text:p>
        </text:list-item>
        <text:list-item>
          <text:p text:style-name="P86">I visualized a graph between the two variables, dominant emotion, and gender. Anger: Females and males had similar levels of anger, while the other group had a very low percentage. Anxiety: Females and males had similar levels of anxiety, but the other group had a lower percentage. Boredom seemed to be balanced between males and females, but the other group had a slightly lower level. Happiness: Females had the highest level of happiness compared to males and the other group. Neutrality: The other group had the highest percentage of neutral emotions compared to males and females, which may indicate that this group tends to express non-specific neutral emotions. Sadness: Males had the highest levels of sadness compared to females and the other group.</text:p>
        </text:list-item>
        <text:list-item>
          <text:p text:style-name="P87">I visualized a graph between the two variables, the dominant emotion and the platforms: Instagram, the dominant emotion is happiness at a very high rate compared to the rest of the emotions, indicating that the content on this platform is often positive or motivating. Twitter, the dominant emotions are anger and sadness, indicating that users express more negative emotions on this platform, perhaps due to heated discussions and negative news. Facebook, the dominant emotions are neutral, along with a medium percentage of anxiety and boredom, which may reflect the diversity of the content between news, family posts, and general discussions. LinkedIn, the dominant emotions are boredom and neutrality, which may indicate that the content revolves around professional and educational matters and is less exciting than other platforms. In WhatsApp, the emotions are fairly balanced between neutrality, anxiety, boredom, and sadness, which may reflect users’ interaction with personal messages and group chats. In Telegram, the emotions are distributed closely between neutrality, boredom, and sadness. Snapchat has a relatively high percentage of sadness compared to the rest of the emotions, which may indicate that the platform is used to express personal emotions.</text:p>
        </text:list-item>
      </text:list>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oroqalawad91@gmail.com</meta:initial-creator>
    <dc:creator>shoroqalawad91@gmail.com</dc:creator>
    <meta:creation-date>2025-02-25T15:47:00Z</meta:creation-date>
    <dc:date>2025-02-25T15:47:00Z</dc:date>
    <meta:template xlink:href="Normal.dotm" xlink:type="simple"/>
    <meta:editing-cycles>1</meta:editing-cycles>
    <meta:editing-duration>PT0S</meta:editing-duration>
    <meta:document-statistic meta:page-count="1" meta:paragraph-count="22" meta:word-count="1676" meta:character-count="11213" meta:row-count="79" meta:non-whitespace-character-count="9559"/>
  </office:meta>
</office:document-meta>
</file>